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7" style:family="paragraph" style:parent-style-name="Contents_20_Heading">
      <style:text-properties fo:language="en" fo:country="US"/>
    </style:style>
    <style:style style:name="P8" style:family="paragraph" style:parent-style-name="Notas_20_Informativas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22698"/>
    </style:style>
    <style:style style:name="P12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22698" style:font-size-asian="24pt" style:font-weight-asian="bold" style:font-size-complex="24pt" style:font-weight-complex="bold"/>
    </style:style>
    <style:style style:name="P14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5" style:family="paragraph" style:parent-style-name="Standard">
      <style:text-properties style:font-name="Calibri" fo:font-size="12pt" fo:language="en" fo:country="US" officeooo:paragraph-rsid="00222698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22698" style:font-size-asian="12pt" style:font-size-complex="12pt"/>
    </style:style>
    <style:style style:name="P17" style:family="paragraph" style:parent-style-name="Standard">
      <style:text-properties style:font-name="Calibri" fo:font-size="12pt" officeooo:paragraph-rsid="00222698" style:font-size-asian="12pt" style:font-size-complex="12pt"/>
    </style:style>
    <style:style style:name="P1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22698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22698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22698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22698" style:text-blinking="false" fo:background-color="transparent" loext:padding="0cm" loext:border="none"/>
    </style:style>
    <style:style style:name="P24" style:family="paragraph" style:parent-style-name="Standard">
      <style:text-properties officeooo:paragraph-rsid="00222698"/>
    </style:style>
    <style:style style:name="P25" style:family="paragraph" style:parent-style-name="Standard" style:master-page-name="First_20_Page">
      <style:paragraph-properties style:page-number="auto"/>
      <style:text-properties officeooo:paragraph-rsid="00222698"/>
    </style:style>
    <style:style style:name="P26" style:family="paragraph" style:parent-style-name="Standard" style:master-page-name="Index">
      <style:paragraph-properties style:page-number="auto"/>
      <style:text-properties fo:language="en" fo:country="US"/>
    </style:style>
    <style:style style:name="P27" style:family="paragraph" style:parent-style-name="Titulo" style:master-page-name="Standard">
      <style:paragraph-properties style:page-number="auto"/>
      <style:text-properties fo:language="en" fo:country="US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Text_20_body" style:list-style-name="L1">
      <style:text-properties fo:language="en" fo:country="US"/>
    </style:style>
    <style:style style:name="P30" style:family="paragraph" style:parent-style-name="Text_20_body" style:list-style-name="L2">
      <style:text-properties fo:language="en" fo:country="US"/>
    </style:style>
    <style:style style:name="P31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32" style:family="paragraph" style:parent-style-name="Text_20_body" style:list-style-name="L3">
      <style:text-properties fo:language="en" fo:country="US"/>
    </style:style>
    <style:style style:name="P33" style:family="paragraph" style:parent-style-name="Text_20_body" style:list-style-name="L4">
      <style:text-properties fo:language="en" fo:country="US"/>
    </style:style>
    <style:style style:name="P34" style:family="paragraph" style:parent-style-name="Text_20_body">
      <style:text-properties fo:language="en" fo:country="US" officeooo:paragraph-rsid="002316fb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2ce9f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22698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22698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officeooo:rsid="001ea3e8"/>
    </style:style>
    <style:style style:name="T14" style:family="text">
      <style:text-properties officeooo:rsid="0020b549"/>
    </style:style>
    <style:style style:name="T1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officeooo:rsid="002332ea"/>
    </style:style>
    <style:style style:name="T1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25"/>
      <text:p text:style-name="P24"/>
      <text:p text:style-name="P24"/>
      <text:p text:style-name="P24"/>
      <text:p text:style-name="P13"><text:span text:style-name="T7">Computer Systems – </text:span><text:span text:style-name="T8">Study guide</text:span><text:span text:style-name="T9"><text:line-break/></text:span><text:span text:style-name="T10">UD 0</text:span><text:span text:style-name="T11">9</text:span><text:span text:style-name="T10">. </text:span><text:span text:style-name="T15"><text:user-field-get text:name="Tema">Disk Image</text:user-field-get></text:span></text:p>
      <text:p text:style-name="P2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1">Sergio García / Alfredo Oltra</text:p>
      <text:p text:style-name="P2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6">s</text:span></text:a></text:p>
      <text:p text:style-name="P11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22">20<text:span text:style-name="T17">22</text:span>/20<text:span text:style-name="T18">2</text:span><text:span text:style-name="T17">3</text:span></text:p>
      <text:p text:style-name="P16"><text:tab/><text:tab/><text:tab/><text:tab/><text:tab/><text:tab/><text:tab/><text:tab/><text:tab/><text:tab/>Versión:<text:date style:data-style-name="N105" text:date-value="2022-07-29T21:01:53.587000197">220729</text:date>.<text:time style:data-style-name="N104" text:time-value="2022-07-29T21:01:53.587999739">2100</text:time></text:p>
      <text:p text:style-name="P17"/>
      <text:p text:style-name="P15"/>
      <text:p text:style-name="P26"/>
      <text:p text:style-name="P14">Licencia</text:p>
      <text:p text:style-name="P9"/>
      <text:p text:style-name="P19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8"/>
      <text:p text:style-name="P18"><text:s/></text:p>
      <text:p text:style-name="P14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4"> </text:span>Importante</text:p>
      <text:p text:style-name="P10"/>
      <text:p text:style-name="P8"><text:span text:style-name="T4"> </text:span>Atención</text:p>
      <text:p text:style-name="P10"/>
      <text:p text:style-name="P8"><text:span text:style-name="T4"></text:span> <text:s/>Interesante</text:p>
      <text:h text:style-name="P28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7">Índice de contenido</text:p>
          </text:index-title>
          <text:p text:style-name="P6">1. Data<text:tab/>4</text:p>
          <text:p text:style-name="P6">2. Previous knowledge<text:tab/>4</text:p>
          <text:p text:style-name="P6">3. Objectives<text:tab/>4</text:p>
          <text:p text:style-name="P6">4. Contents<text:tab/>4</text:p>
          <text:p text:style-name="P6">5. Activities<text:tab/>4</text:p>
          <text:p text:style-name="P6">6. Recommendations<text:tab/>5</text:p>
        </text:index-body>
      </text:table-of-content>
      <text:p text:style-name="P9"/>
      <text:p text:style-name="P27">UD0<text:user-field-get text:name="NumeroTema">9</text:user-field-get>. <text:user-field-get text:name="Tema">Disk Image</text:user-field-get></text:p>
      <text:h text:style-name="P28" text:outline-level="1">Data</text:h>
      <text:p text:style-name="P5">From <text:span text:style-name="T13">27</text:span>/0<text:span text:style-name="T13">1</text:span>/20<text:span text:style-name="T14">20</text:span> to <text:span text:style-name="T13">02</text:span>/02/20<text:span text:style-name="T14">20</text:span>. The length of the unit is 1 week (8 hours).</text:p>
      <text:h text:style-name="P28" text:outline-level="1">Previous knowledge</text:h>
      <text:list xml:id="list1229801825" text:style-name="L1">
        <text:list-item>
          <text:p text:style-name="P29">Unit 3. Hardware Components</text:p>
        </text:list-item>
      </text:list>
      <text:h text:style-name="P28" text:outline-level="1">Objectives</text:h>
      <text:list xml:id="list3673460463" text:style-name="L2">
        <text:list-item>
          <text:p text:style-name="P30">To learn what is an image disk.</text:p>
        </text:list-item>
        <text:list-item>
          <text:p text:style-name="P30">To learn different programs to create image.</text:p>
        </text:list-item>
        <text:list-item>
          <text:p text:style-name="P30">To learn what is DRBL.</text:p>
        </text:list-item>
        <text:list-item>
          <text:p text:style-name="P30">To learn the difference among broadcast, unicast and multicast.</text:p>
        </text:list-item>
        <text:list-item>
          <text:p text:style-name="P31">To learn how to create an image.</text:p>
        </text:list-item>
        <text:list-item>
          <text:p text:style-name="P31">To learn how to restore an image.</text:p>
        </text:list-item>
      </text:list>
      <text:h text:style-name="P28" text:outline-level="1">Contents</text:h>
      <text:list xml:id="list4031831597" text:style-name="L3">
        <text:list-item>
          <text:p text:style-name="P32">Disk Images</text:p>
        </text:list-item>
        <text:list-item>
          <text:p text:style-name="P32">Programs to make/restore images</text:p>
        </text:list-item>
        <text:list-item>
          <text:p text:style-name="P32">DRBL</text:p>
        </text:list-item>
        <text:list-item>
          <text:p text:style-name="P32">Creating image</text:p>
        </text:list-item>
        <text:list-item>
          <text:p text:style-name="P32">Restoring image</text:p>
        </text:list-item>
      </text:list>
      <text:h text:style-name="P28" text:outline-level="1">Activities</text:h>
      <text:p text:style-name="P5">The main activity is to create and restore and image</text:p>
      <text:h text:style-name="P28" text:outline-level="1">Recommendations</text:h>
      <text:p text:style-name="P34">This is a short and simple unit. Besides is a practical unit, so the most important think is to create an image and restore it in other computer.</text:p>
      <text:p text:style-name="P5">It is very important:</text:p>
      <text:list xml:id="list286019552" text:style-name="L4">
        <text:list-item>
          <text:p text:style-name="P33">To understand why the creation of images is not a backup </text:p>
        </text:list-item>
        <text:list-item>
          <text:p text:style-name="P33">To know the different types of communication (unicast, broadast, multicast).</text:p>
        </text:list-item>
        <text:list-item>
          <text:p text:style-name="P33"><text:soft-page-break/>To know that it is possible to create images of partitions and full disks. </text:p>
        </text:list-item>
        <text:list-item>
          <text:p text:style-name="P33">To understand the way in which Linux calls device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2ce9f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MP2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9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12M25S</meta:editing-duration>
    <meta:editing-cycles>30</meta:editing-cycles>
    <meta:generator>LibreOffice/7.3.2.2$Windows_X86_64 LibreOffice_project/49f2b1bff42cfccbd8f788c8dc32c1c309559be0</meta:generator>
    <dc:date>2022-07-29T21:01:53.416000000</dc:date>
    <meta:document-statistic meta:table-count="0" meta:image-count="1" meta:object-count="0" meta:page-count="4" meta:paragraph-count="54" meta:word-count="313" meta:character-count="1829" meta:non-whitespace-character-count="1569"/>
    <meta:template xlink:type="simple" xlink:actuate="onRequest" xlink:title="Plantilla CEED" xlink:href="../../.config/libreoffice/4/user/template/Plantilla%20CEED.ott" meta:date="2016-09-15T13:17:11.020000000"/>
  </office:meta>
</office:document-meta>
</file>